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1516588164183" calcext:value-type="float">
            <text:p>0.01516588164183</text:p>
          </table:table-cell>
          <table:table-cell table:style-name="ce5" office:value-type="float" office:value="0.0124157350510359" calcext:value-type="float">
            <text:p>0.0124157350510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float" office:value="0.0126721984172088" calcext:value-type="float">
            <text:p>0.01267219841720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5424596021395" calcext:value-type="float">
            <text:p>0.01554245960214</text:p>
          </table:table-cell>
          <table:table-cell office:value-type="float" office:value="0.0130222619524555" calcext:value-type="float">
            <text:p>0.0130222619524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7661377136674" calcext:value-type="float">
            <text:p>0.015766137713667</text:p>
          </table:table-cell>
          <table:table-cell office:value-type="float" office:value="0.013347835370237" calcext:value-type="float">
            <text:p>0.01334783537023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793689591138" calcext:value-type="float">
            <text:p>0.015793689591138</text:p>
          </table:table-cell>
          <table:table-cell office:value-type="float" office:value="0.0131900817786375" calcext:value-type="float">
            <text:p>0.01319008177863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40652429685" calcext:value-type="float">
            <text:p>0.01540652429685</text:p>
          </table:table-cell>
          <table:table-cell office:value-type="float" office:value="0.012514989823103" calcext:value-type="float">
            <text:p>0.0125149898231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04122277163415" calcext:value-type="float">
            <text:p>0.030412227716342</text:p>
          </table:table-cell>
          <table:table-cell office:value-type="float" office:value="0.0248497540830817" calcext:value-type="float">
            <text:p>0.02484975408308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054946377404" calcext:value-type="float">
            <text:p>0.016054946377404</text:p>
          </table:table-cell>
          <table:table-cell office:value-type="float" office:value="0.0134172933800012" calcext:value-type="float">
            <text:p>0.0134172933800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5334957946609" calcext:value-type="float">
            <text:p>0.015533495794661</text:p>
          </table:table-cell>
          <table:table-cell office:value-type="float" office:value="0.0129821578833903" calcext:value-type="float">
            <text:p>0.012982157883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0.0151460804821303" calcext:value-type="float">
            <text:p>0.01514608048213</text:p>
          </table:table-cell>
          <table:table-cell office:value-type="float" office:value="0.0124354781582952" calcext:value-type="float">
            <text:p>0.0124354781582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6283777503652" calcext:value-type="float">
            <text:p>0.015628377750365</text:p>
          </table:table-cell>
          <table:table-cell office:value-type="float" office:value="0.013184481020794" calcext:value-type="float">
            <text:p>0.01318448102079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938329942524" calcext:value-type="float">
            <text:p>0.015493832994252</text:p>
          </table:table-cell>
          <table:table-cell office:value-type="float" office:value="0.012541089206934" calcext:value-type="float">
            <text:p>0.01254108920693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60864820019483" calcext:value-type="float">
            <text:p>0.016086482001948</text:p>
          </table:table-cell>
          <table:table-cell office:value-type="float" office:value="0.013385087492292" calcext:value-type="float">
            <text:p>0.0133850874922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778978614757" calcext:value-type="float">
            <text:p>0.015277897861476</text:p>
          </table:table-cell>
          <table:table-cell office:value-type="float" office:value="0.0124332392588258" calcext:value-type="float">
            <text:p>0.01243323925882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369413214425" calcext:value-type="float">
            <text:p>0.015236941321443</text:p>
          </table:table-cell>
          <table:table-cell office:value-type="float" office:value="0.0124499974772334" calcext:value-type="float">
            <text:p>0.0124499974772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56046641683072" calcext:value-type="float">
            <text:p>0.015604664168307</text:p>
          </table:table-cell>
          <table:table-cell office:value-type="float" office:value="0.0130756783731389" calcext:value-type="float">
            <text:p>0.01307567837313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692225916932" calcext:value-type="float">
            <text:p>0.015269222591693</text:p>
          </table:table-cell>
          <table:table-cell office:value-type="float" office:value="0.0125084985047579" calcext:value-type="float">
            <text:p>0.01250849850475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56561797484756" calcext:value-type="float">
            <text:p>0.015656179748476</text:p>
          </table:table-cell>
          <table:table-cell office:value-type="float" office:value="0.0125162685289979" calcext:value-type="float">
            <text:p>0.0125162685289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9])" office:value-type="float" office:value="0.0151460804821303" calcext:value-type="float">
            <text:p>0.01514608048213</text:p>
          </table:table-cell>
          <table:table-cell table:style-name="Default" table:formula="of:=MIN([.G2:.G19])" office:value-type="float" office:value="0.0124157350510359" calcext:value-type="float">
            <text:p>0.01241573505103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3:04:11.729839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3:07:13.111777173</dc:date>
    <meta:editing-duration>PT4M17S</meta:editing-duration>
    <meta:editing-cycles>4</meta:editing-cycles>
    <meta:generator>LibreOffice/6.0.7.3$Linux_X86_64 LibreOffice_project/00m0$Build-3</meta:generator>
    <meta:document-statistic meta:table-count="1" meta:cell-count="191" meta:object-count="0"/>
  </office:meta>
</office:document-meta>
</file>